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58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ff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jdbc fetch siz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invloed van jdbc fetch size op doorlooptijd ophalen data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 calcext:value-type="string">
            <text:p>totaal onrrnd <text:s/>zaak records</text:p>
          </table:table-cell>
          <table:table-cell office:value-type="float" office:value="3031444" calcext:value-type="float">
            <text:p>30314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al archief onrrnd <text:s/>zaak record</text:p>
          </table:table-cell>
          <table:table-cell office:value-type="float" office:value="1090706" calcext:value-type="float">
            <text:p>10907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al brondocument records</text:p>
          </table:table-cell>
          <table:table-cell office:value-type="float" office:value="46714969" calcext:value-type="float">
            <text:p>4671496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SV formaat</text:p>
          </table:table-cell>
          <table:table-cell/>
          <table:table-cell table:style-name="ce1" office:value-type="string" calcext:value-type="string">
            <text:p>SQL fetch size / second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, van=2018-01-01 tot=2019-06-14, f=csv</text:p>
          </table:table-cell>
          <table:table-cell table:style-name="ce1" office:value-type="string" calcext:value-type="string">
            <text:p>aantal record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euwe onroerende zaken</text:p>
          </table:table-cell>
          <table:table-cell office:value-type="float" office:value="29876" calcext:value-type="float">
            <text:p>298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22-13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koppelde objecten</text:p>
          </table:table-cell>
          <table:table-cell office:value-type="float" office:value="694774" calcext:value-type="float">
            <text:p>69477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vallen objecten</text:p>
          </table:table-cell>
          <table:table-cell office:value-type="float" office:value="37298" calcext:value-type="float">
            <text:p>372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ject verkopen</text:p>
          </table:table-cell>
          <table:table-cell office:value-type="float" office:value="125910" calcext:value-type="float">
            <text:p>125910</text:p>
          </table:table-cell>
          <table:table-cell office:value-type="float" office:value="42" calcext:value-type="float">
            <text:p>42</text:p>
          </table:table-cell>
          <table:table-cell table:formula="of:=59+19"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pervlakte veranderd objecten</text:p>
          </table:table-cell>
          <table:table-cell office:value-type="float" office:value="14647" calcext:value-type="float">
            <text:p>146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euwe subjecten</text:p>
          </table:table-cell>
          <table:table-cell office:value-type="float" office:value="318779" calcext:value-type="float">
            <text:p>31877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formula="of:=32-13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SN aangepast</text:p>
          </table:table-cell>
          <table:table-cell office:value-type="float" office:value="26332" calcext:value-type="float">
            <text:p>2633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JSON formaat</text:p>
          </table:table-cell>
          <table:table-cell/>
          <table:table-cell table:style-name="ce1" office:value-type="string" calcext:value-type="string">
            <text:p>SQL fetch size / second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, van=2018-01-01 tot=2019-06-14, f=json</text:p>
          </table:table-cell>
          <table:table-cell table:style-name="ce1" office:value-type="string" calcext:value-type="string">
            <text:p>aantal record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nieuwe onroerende zaken</text:p>
          </table:table-cell>
          <table:table-cell office:value-type="float" office:value="29876" calcext:value-type="float">
            <text:p>2987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koppelde objecten</text:p>
          </table:table-cell>
          <table:table-cell office:value-type="float" office:value="694774" calcext:value-type="float">
            <text:p>69477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vallen objecten</text:p>
          </table:table-cell>
          <table:table-cell office:value-type="float" office:value="37298" calcext:value-type="float">
            <text:p>3729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ject verkopen</text:p>
          </table:table-cell>
          <table:table-cell office:value-type="float" office:value="125910" calcext:value-type="float">
            <text:p>12591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57-23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pervlakte veranderd objecten</text:p>
          </table:table-cell>
          <table:table-cell office:value-type="float" office:value="14647" calcext:value-type="float">
            <text:p>1464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euwe subjecten</text:p>
          </table:table-cell>
          <table:table-cell office:value-type="float" office:value="318779" calcext:value-type="float">
            <text:p>318779</text:p>
          </table:table-cell>
          <table:table-cell office:value-type="float" office:value="21" calcext:value-type="float">
            <text:p>21</text:p>
          </table:table-cell>
          <table:table-cell table:formula="of:=59-38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SN aangepast</text:p>
          </table:table-cell>
          <table:table-cell office:value-type="float" office:value="26332" calcext:value-type="float">
            <text:p>263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antal records</text:p>
          </table:table-cell>
          <table:table-cell table:style-name="ce1" office:value-type="string" calcext:value-type="string">
            <text:p>seconden met fetch size = 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, van=2018-01-01 tot=2019-06-14, f=json</text:p>
          </table:table-cell>
          <table:table-cell/>
          <table:table-cell table:style-name="ce1" office:value-type="string" calcext:value-type="string">
            <text:p>Run #1</text:p>
          </table:table-cell>
          <table:table-cell table:style-name="ce1" office:value-type="string" calcext:value-type="string">
            <text:p>Run #2</text:p>
          </table:table-cell>
          <table:table-cell table:style-name="ce1" office:value-type="string" calcext:value-type="string">
            <text:p>Run #3</text:p>
          </table:table-cell>
          <table:table-cell table:style-name="ce1" office:value-type="string" calcext:value-type="string">
            <text:p>Run #4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td de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euwe onroerende zaken</text:p>
          </table:table-cell>
          <table:table-cell office:value-type="float" office:value="29876" calcext:value-type="float">
            <text:p>29876</text:p>
          </table:table-cell>
          <table:table-cell table:formula="of:=45-36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4" table:formula="of:=AVERAGE([.C33:.F33])" office:value-type="float" office:value="9.5" calcext:value-type="float">
            <text:p>9,5</text:p>
          </table:table-cell>
          <table:table-cell table:style-name="ce4" table:formula="of:=STDEV([.C33:.F33])" office:value-type="float" office:value="0.577350269189626" calcext:value-type="float">
            <text:p>0,5773502691896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koppelde objecten</text:p>
          </table:table-cell>
          <table:table-cell office:value-type="float" office:value="694774" calcext:value-type="float">
            <text:p>69477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4" table:formula="of:=AVERAGE([.C34:.F34])" office:value-type="float" office:value="8.5" calcext:value-type="float">
            <text:p>8,5</text:p>
          </table:table-cell>
          <table:table-cell table:style-name="ce4" table:formula="of:=STDEV([.C34:.F34])" office:value-type="float" office:value="0.577350269189626" calcext:value-type="float">
            <text:p>0,5773502691896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rvallen objecten</text:p>
          </table:table-cell>
          <table:table-cell office:value-type="float" office:value="37298" calcext:value-type="float">
            <text:p>3729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AVERAGE([.C35:.F35])" office:value-type="float" office:value="3" calcext:value-type="float">
            <text:p>3</text:p>
          </table:table-cell>
          <table:table-cell table:style-name="ce4" table:formula="of:=STDEV([.C35:.F35])" office:value-type="float" office:value="1.4142135623731" calcext:value-type="float">
            <text:p>1,41421356237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bject verkopen</text:p>
          </table:table-cell>
          <table:table-cell office:value-type="float" office:value="125910" calcext:value-type="float">
            <text:p>125910</text:p>
          </table:table-cell>
          <table:table-cell table:formula="of:=29+1" office:value-type="float" office:value="30" calcext:value-type="float">
            <text:p>30</text:p>
          </table:table-cell>
          <table:table-cell table:formula="of:=58-16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formula="of:=14+18" office:value-type="float" office:value="32" calcext:value-type="float">
            <text:p>32</text:p>
          </table:table-cell>
          <table:table-cell table:style-name="ce4" table:formula="of:=AVERAGE([.C36:.F36])" office:value-type="float" office:value="35.75" calcext:value-type="float">
            <text:p>35,75</text:p>
          </table:table-cell>
          <table:table-cell table:style-name="ce4" table:formula="of:=STDEV([.C36:.F36])" office:value-type="float" office:value="5.67890834580027" calcext:value-type="float">
            <text:p>5,678908345800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pervlakte veranderd objecten</text:p>
          </table:table-cell>
          <table:table-cell office:value-type="float" office:value="14647" calcext:value-type="float">
            <text:p>146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table:formula="of:=AVERAGE([.C37:.F37])" office:value-type="float" office:value="2.25" calcext:value-type="float">
            <text:p>2,25</text:p>
          </table:table-cell>
          <table:table-cell table:style-name="ce4" table:formula="of:=STDEV([.C37:.F37])" office:value-type="float" office:value="0.5" calcext:value-type="float">
            <text:p>0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euwe subjecten</text:p>
          </table:table-cell>
          <table:table-cell office:value-type="float" office:value="318779" calcext:value-type="float">
            <text:p>318779</text:p>
          </table:table-cell>
          <table:table-cell table:formula="of:=57-39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4" table:formula="of:=AVERAGE([.C38:.F38])" office:value-type="float" office:value="22" calcext:value-type="float">
            <text:p>22</text:p>
          </table:table-cell>
          <table:table-cell table:style-name="ce4" table:formula="of:=STDEV([.C38:.F38])" office:value-type="float" office:value="2.70801280154532" calcext:value-type="float">
            <text:p>2,708012801545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SN aangepast</text:p>
          </table:table-cell>
          <table:table-cell office:value-type="float" office:value="26332" calcext:value-type="float">
            <text:p>2633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table:formula="of:=AVERAGE([.C39:.F39])" office:value-type="float" office:value="4.25" calcext:value-type="float">
            <text:p>4,25</text:p>
          </table:table-cell>
          <table:table-cell table:style-name="ce4" table:formula="of:=STDEV([.C39:.F39])" office:value-type="float" office:value="0.5" calcext:value-type="float">
            <text:p>0,5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-00-0000</text:date>, <text:time style:data-style-name="N2" text:time-value="13:55:37.844593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Prins</meta:initial-creator>
    <meta:creation-date>2019-06-14T11:48:07.099689770</meta:creation-date>
    <dc:date>2019-06-14T14:17:02.371605361</dc:date>
    <dc:creator>Mark Prins</dc:creator>
    <meta:editing-duration>PT40M4S</meta:editing-duration>
    <meta:editing-cycles>5</meta:editing-cycles>
    <meta:generator>LibreOffice/6.2.4.2$Linux_X86_64 LibreOffice_project/20$Build-2</meta:generator>
    <meta:document-statistic meta:table-count="1" meta:cell-count="172" meta:object-count="0"/>
  </office:meta>
</office:document-meta>
</file>